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IDFont+F1" svg:font-family="CIDFont+F1" style:font-family-generic="system"/>
    <style:font-face style:name="CIDFont+F2" svg:font-family="CIDFont+F2" style:font-family-generic="system"/>
    <style:font-face style:name="CIDFont+F3" svg:font-family="CIDFont+F3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IDFont+F1" style:font-name-complex="CIDFont+F1" fo:font-weight="bold" style:font-weight-asian="bold" style:font-weight-complex="bold" style:letter-kerning="false"/>
    </style:style>
    <style:style style:name="P2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3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4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5" style:parent-style-name="Normal" style:family="paragraph">
      <style:paragraph-properties style:text-autospace="none" fo:margin-bottom="0in" fo:line-height="100%"/>
      <style:text-properties style:font-name="CIDFont+F3" style:font-name-complex="CIDFont+F3" style:letter-kerning="false"/>
    </style:style>
    <style:style style:name="P6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7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8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9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10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11" style:parent-style-name="Normal" style:family="paragraph">
      <style:paragraph-properties style:text-autospace="none" fo:margin-bottom="0in" fo:line-height="100%"/>
    </style:style>
    <style:style style:name="T12" style:parent-style-name="DefaultParagraphFont" style:family="text">
      <style:text-properties style:font-name="CIDFont+F2" style:font-name-complex="CIDFont+F2" style:letter-kerning="false"/>
    </style:style>
    <style:style style:name="T13" style:parent-style-name="DefaultParagraphFont" style:family="text">
      <style:text-properties style:font-name="CIDFont+F2" style:font-name-complex="CIDFont+F2" style:letter-kerning="false"/>
    </style:style>
    <style:style style:name="T14" style:parent-style-name="DefaultParagraphFont" style:family="text">
      <style:text-properties style:font-name="CIDFont+F2" style:font-name-complex="CIDFont+F2" style:letter-kerning="false"/>
    </style:style>
    <style:style style:name="T15" style:parent-style-name="DefaultParagraphFont" style:family="text">
      <style:text-properties style:font-name="CIDFont+F3" style:font-name-complex="CIDFont+F3" style:letter-kerning="false"/>
    </style:style>
    <style:style style:name="T16" style:parent-style-name="DefaultParagraphFont" style:family="text">
      <style:text-properties style:font-name="CIDFont+F2" style:font-name-complex="CIDFont+F2" style:letter-kerning="false"/>
    </style:style>
    <style:style style:name="T17" style:parent-style-name="DefaultParagraphFont" style:family="text">
      <style:text-properties style:font-name="CIDFont+F2" style:font-name-complex="CIDFont+F2" style:letter-kerning="false"/>
    </style:style>
    <style:style style:name="T18" style:parent-style-name="DefaultParagraphFont" style:family="text">
      <style:text-properties style:font-name="CIDFont+F2" style:font-name-complex="CIDFont+F2" style:letter-kerning="false"/>
    </style:style>
    <style:style style:name="T19" style:parent-style-name="DefaultParagraphFont" style:family="text">
      <style:text-properties style:font-name="CIDFont+F2" style:font-name-complex="CIDFont+F2" style:letter-kerning="false"/>
    </style:style>
    <style:style style:name="T20" style:parent-style-name="DefaultParagraphFont" style:family="text">
      <style:text-properties style:font-name="CIDFont+F2" style:font-name-complex="CIDFont+F2" style:letter-kerning="false"/>
    </style:style>
    <style:style style:name="T21" style:parent-style-name="DefaultParagraphFont" style:family="text">
      <style:text-properties style:font-name="CIDFont+F2" style:font-name-complex="CIDFont+F2" style:letter-kerning="false"/>
    </style:style>
    <style:style style:name="T22" style:parent-style-name="DefaultParagraphFont" style:family="text">
      <style:text-properties style:font-name="CIDFont+F2" style:font-name-complex="CIDFont+F2" style:letter-kerning="false"/>
    </style:style>
    <style:style style:name="T23" style:parent-style-name="DefaultParagraphFont" style:family="text">
      <style:text-properties style:font-name="CIDFont+F2" style:font-name-complex="CIDFont+F2" style:letter-kerning="false"/>
    </style:style>
    <style:style style:name="P24" style:parent-style-name="Normal" style:family="paragraph">
      <style:paragraph-properties style:text-autospace="none" fo:margin-bottom="0in" fo:line-height="100%"/>
    </style:style>
    <style:style style:name="T25" style:parent-style-name="DefaultParagraphFont" style:family="text">
      <style:text-properties style:font-name="CIDFont+F2" style:font-name-complex="CIDFont+F2" style:letter-kerning="false"/>
    </style:style>
    <style:style style:name="T26" style:parent-style-name="DefaultParagraphFont" style:family="text">
      <style:text-properties style:font-name="CIDFont+F3" style:font-name-complex="CIDFont+F3" style:letter-kerning="false"/>
    </style:style>
    <style:style style:name="T27" style:parent-style-name="DefaultParagraphFont" style:family="text">
      <style:text-properties style:font-name="CIDFont+F2" style:font-name-complex="CIDFont+F2" style:letter-kerning="false"/>
    </style:style>
    <style:style style:name="T28" style:parent-style-name="DefaultParagraphFont" style:family="text">
      <style:text-properties style:font-name="CIDFont+F3" style:font-name-complex="CIDFont+F3" style:letter-kerning="false"/>
    </style:style>
    <style:style style:name="T29" style:parent-style-name="DefaultParagraphFont" style:family="text">
      <style:text-properties style:font-name="CIDFont+F2" style:font-name-complex="CIDFont+F2" style:letter-kerning="false"/>
    </style:style>
    <style:style style:name="T30" style:parent-style-name="DefaultParagraphFont" style:family="text">
      <style:text-properties style:font-name="CIDFont+F2" style:font-name-complex="CIDFont+F2" style:letter-kerning="false"/>
    </style:style>
    <style:style style:name="T31" style:parent-style-name="DefaultParagraphFont" style:family="text">
      <style:text-properties style:font-name="CIDFont+F2" style:font-name-complex="CIDFont+F2" style:letter-kerning="false"/>
    </style:style>
    <style:style style:name="P32" style:parent-style-name="Normal" style:family="paragraph">
      <style:paragraph-properties style:text-autospace="none" fo:margin-bottom="0in" fo:line-height="100%"/>
    </style:style>
    <style:style style:name="T33" style:parent-style-name="DefaultParagraphFont" style:family="text">
      <style:text-properties style:font-name="CIDFont+F2" style:font-name-complex="CIDFont+F2" style:letter-kerning="false"/>
    </style:style>
    <style:style style:name="T34" style:parent-style-name="DefaultParagraphFont" style:family="text">
      <style:text-properties style:font-name="CIDFont+F3" style:font-name-complex="CIDFont+F3" style:letter-kerning="false"/>
    </style:style>
    <style:style style:name="T35" style:parent-style-name="DefaultParagraphFont" style:family="text">
      <style:text-properties style:font-name="CIDFont+F2" style:font-name-complex="CIDFont+F2" style:letter-kerning="false"/>
    </style:style>
    <style:style style:name="T36" style:parent-style-name="DefaultParagraphFont" style:family="text">
      <style:text-properties style:font-name="CIDFont+F2" style:font-name-complex="CIDFont+F2" style:letter-kerning="false"/>
    </style:style>
    <style:style style:name="T37" style:parent-style-name="DefaultParagraphFont" style:family="text">
      <style:text-properties style:font-name="CIDFont+F2" style:font-name-complex="CIDFont+F2" style:letter-kerning="false"/>
    </style:style>
    <style:style style:name="T38" style:parent-style-name="DefaultParagraphFont" style:family="text">
      <style:text-properties style:font-name="CIDFont+F2" style:font-name-complex="CIDFont+F2" style:letter-kerning="false"/>
    </style:style>
    <style:style style:name="P39" style:parent-style-name="Normal" style:family="paragraph">
      <style:paragraph-properties style:text-autospace="none" fo:margin-bottom="0in" fo:line-height="100%"/>
    </style:style>
    <style:style style:name="T40" style:parent-style-name="DefaultParagraphFont" style:family="text">
      <style:text-properties style:font-name="CIDFont+F2" style:font-name-complex="CIDFont+F2" style:letter-kerning="false"/>
    </style:style>
    <style:style style:name="T41" style:parent-style-name="DefaultParagraphFont" style:family="text">
      <style:text-properties style:font-name="CIDFont+F3" style:font-name-complex="CIDFont+F3" style:letter-kerning="false"/>
    </style:style>
    <style:style style:name="T42" style:parent-style-name="DefaultParagraphFont" style:family="text">
      <style:text-properties style:font-name="CIDFont+F2" style:font-name-complex="CIDFont+F2" style:letter-kerning="false"/>
    </style:style>
    <style:style style:name="P43" style:parent-style-name="Normal" style:family="paragraph">
      <style:paragraph-properties style:text-autospace="none" fo:margin-bottom="0in" fo:line-height="100%"/>
    </style:style>
    <style:style style:name="T44" style:parent-style-name="DefaultParagraphFont" style:family="text">
      <style:text-properties style:font-name="CIDFont+F2" style:font-name-complex="CIDFont+F2" style:letter-kerning="false"/>
    </style:style>
    <style:style style:name="T45" style:parent-style-name="DefaultParagraphFont" style:family="text">
      <style:text-properties style:font-name="CIDFont+F2" style:font-name-complex="CIDFont+F2" style:letter-kerning="false"/>
    </style:style>
    <style:style style:name="T46" style:parent-style-name="DefaultParagraphFont" style:family="text">
      <style:text-properties style:font-name="CIDFont+F2" style:font-name-complex="CIDFont+F2" style:letter-kerning="false"/>
    </style:style>
    <style:style style:name="T47" style:parent-style-name="DefaultParagraphFont" style:family="text">
      <style:text-properties style:font-name="CIDFont+F2" style:font-name-complex="CIDFont+F2" style:letter-kerning="false"/>
    </style:style>
    <style:style style:name="T48" style:parent-style-name="DefaultParagraphFont" style:family="text">
      <style:text-properties style:font-name="CIDFont+F3" style:font-name-complex="CIDFont+F3" style:letter-kerning="false"/>
    </style:style>
    <style:style style:name="T49" style:parent-style-name="DefaultParagraphFont" style:family="text">
      <style:text-properties style:font-name="CIDFont+F2" style:font-name-complex="CIDFont+F2" style:letter-kerning="false"/>
    </style:style>
    <style:style style:name="P50" style:parent-style-name="Normal" style:family="paragraph">
      <style:paragraph-properties style:text-autospace="none" fo:margin-bottom="0in" fo:line-height="100%"/>
    </style:style>
    <style:style style:name="T51" style:parent-style-name="DefaultParagraphFont" style:family="text">
      <style:text-properties style:font-name="CIDFont+F2" style:font-name-complex="CIDFont+F2" style:letter-kerning="false"/>
    </style:style>
    <style:style style:name="T52" style:parent-style-name="DefaultParagraphFont" style:family="text">
      <style:text-properties style:font-name="CIDFont+F3" style:font-name-complex="CIDFont+F3" style:letter-kerning="false"/>
    </style:style>
    <style:style style:name="T53" style:parent-style-name="DefaultParagraphFont" style:family="text">
      <style:text-properties style:font-name="CIDFont+F2" style:font-name-complex="CIDFont+F2" style:letter-kerning="false"/>
    </style:style>
    <style:style style:name="P54" style:parent-style-name="Normal" style:family="paragraph">
      <style:paragraph-properties style:text-autospace="none" fo:margin-bottom="0in" fo:line-height="100%"/>
    </style:style>
    <style:style style:name="T55" style:parent-style-name="DefaultParagraphFont" style:family="text">
      <style:text-properties style:font-name="CIDFont+F2" style:font-name-complex="CIDFont+F2" style:letter-kerning="false"/>
    </style:style>
    <style:style style:name="T56" style:parent-style-name="DefaultParagraphFont" style:family="text">
      <style:text-properties style:font-name="CIDFont+F3" style:font-name-complex="CIDFont+F3" style:letter-kerning="false"/>
    </style:style>
    <style:style style:name="T57" style:parent-style-name="DefaultParagraphFont" style:family="text">
      <style:text-properties style:font-name="CIDFont+F2" style:font-name-complex="CIDFont+F2" style:letter-kerning="false"/>
    </style:style>
    <style:style style:name="P58" style:parent-style-name="Normal" style:family="paragraph">
      <style:paragraph-properties style:text-autospace="none" fo:margin-bottom="0in" fo:line-height="100%"/>
    </style:style>
    <style:style style:name="T59" style:parent-style-name="DefaultParagraphFont" style:family="text">
      <style:text-properties style:font-name="CIDFont+F2" style:font-name-complex="CIDFont+F2" style:letter-kerning="false"/>
    </style:style>
    <style:style style:name="T60" style:parent-style-name="DefaultParagraphFont" style:family="text">
      <style:text-properties style:font-name="CIDFont+F3" style:font-name-complex="CIDFont+F3" style:letter-kerning="false"/>
    </style:style>
    <style:style style:name="T61" style:parent-style-name="DefaultParagraphFont" style:family="text">
      <style:text-properties style:font-name="CIDFont+F2" style:font-name-complex="CIDFont+F2" style:letter-kerning="false"/>
    </style:style>
    <style:style style:name="P62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63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64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65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66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67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68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69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70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P71" style:parent-style-name="Normal" style:family="paragraph">
      <style:paragraph-properties style:text-autospace="none" fo:margin-bottom="0in" fo:line-height="100%"/>
      <style:text-properties style:font-name="CIDFont+F2" style:font-name-complex="CIDFont+F2" style:letter-kerning="false"/>
    </style:style>
    <style:style style:name="T72" style:parent-style-name="DefaultParagraphFont" style:family="text">
      <style:text-properties style:font-name="CIDFont+F2" style:font-name-complex="CIDFont+F2" style:letter-kerning="false"/>
    </style:style>
  </office:automatic-styles>
  <office:body>
    <office:text text:use-soft-page-breaks="true">
      <text:p text:style-name="P1"><text:bookmark-start text:name="_Hlk167886506"/>Fourth: Communicate with Stakeholders</text:p>
      <text:p text:style-name="P2">For this question, I am writing an email to Todd, my (fictional)Team Lead, informing them about the<text:s/>data<text:s/>quality issues I found.</text:p>
      <text:p text:style-name="P3"/>
      <text:p text:style-name="P4">Subject: Data quality issues with Receipts, Users and Brands data.</text:p>
      <text:p text:style-name="P5"/>
      <text:p text:style-name="P6">Hello Todd,</text:p>
      <text:p text:style-name="P7">I hope this email finds you well.</text:p>
      <text:p text:style-name="P8">After conducting a thorough Exploratory Analysis of the records in Receipts, Users and Brands, I came<text:s/>across the following data quality issues that I believe are important for you to know.</text:p>
      <text:p text:style-name="P9"/>
      <text:p text:style-name="P10">1. Missing Data:</text:p>
      <text:p text:style-name="P11"><text:span text:style-name="T12">a.<text:s/></text:span><text:span text:style-name="T13">considerate amount of data is missing for certain fields<text:s/></text:span><text:span text:style-name="T14">like a<text:s/></text:span><text:span text:style-name="T15">finished Date</text:span><text:span text:style-name="T16">- for 49</text:span><text:span text:style-name="T17">% (</text:span><text:span text:style-name="T18">almost half) of the receipts we do not know when they become</text:span><text:span text:style-name="T19"><text:s/></text:span><text:span text:style-name="T20">invalid (</text:span><text:span text:style-name="T21">assuming that the date on which a receipt finishes processing is the date on</text:span><text:span text:style-name="T22"><text:s/></text:span><text:span text:style-name="T23">which it becomes invalid)</text:span></text:p>
      <text:p text:style-name="P24"><text:span text:style-name="T25">b.<text:s/></text:span><text:span text:style-name="T26">pointsEarned</text:span><text:span text:style-name="T27">- 45% of the values for the<text:s/></text:span><text:span text:style-name="T28">'pointsEarned'<text:s/></text:span><text:span text:style-name="T29">field are missing. This means that</text:span><text:s/><text:span text:style-name="T30">points were earned for certain receipts, but the data was not captured and that is why</text:span><text:s/><text:span text:style-name="T31">the large number of missing values.</text:span></text:p>
      <text:p text:style-name="P32"><text:span text:style-name="T33">c.<text:s/></text:span><text:span text:style-name="T34">purchasedItemCount</text:span><text:span text:style-name="T35">- large number of missing values will pose problems for deciding if</text:span><text:s/><text:span text:style-name="T36">users who bought more than one unit of a product qualify for special offers/bonus</text:span><text:span text:style-name="T37"><text:s/></text:span><text:span text:style-name="T38">points that require them to purchase certain number of products/brands.</text:span></text:p>
      <text:p text:style-name="P39"><text:span text:style-name="T40">d.<text:s/></text:span><text:span text:style-name="T41">totalSpent, rewardsReceiptItemList</text:span><text:span text:style-name="T42">- Since data for the total amount spent on a receipt,</text:span></text:p>
      <text:p text:style-name="P43"><text:span text:style-name="T44">and items shopped in a transaction is missing, it is natural that we do not have</text:span><text:span text:style-name="T45"><text:s/></text:span><text:span text:style-name="T46">information about points<text:s/></text:span><text:span text:style-name="T47">earned (</text:span><text:span text:style-name="T48">pointsEarned<text:s/></text:span><text:span text:style-name="T49">field) for those transactions.</text:span></text:p>
      <text:p text:style-name="P50"><text:span text:style-name="T51">e.<text:s/></text:span><text:span text:style-name="T52">topBrand<text:s/></text:span><text:span text:style-name="T53">(Boolean indicator for whether the brand should be featured as a 'top brand')</text:span></text:p>
      <text:p text:style-name="P54"><text:span text:style-name="T55">f.<text:s/></text:span><text:span text:style-name="T56">categoryCode<text:s/></text:span><text:span text:style-name="T57">(The category code that references a category of a brand)</text:span></text:p>
      <text:p text:style-name="P58"><text:span text:style-name="T59">2. For columns<text:s/></text:span><text:span text:style-name="T60">'pointsEarned', 'purchasedItemCount', 'totalSpent',<text:s/></text:span><text:span text:style-name="T61">there are a significant number</text:span></text:p>
      <text:p text:style-name="P62">of values that seem out of<text:s/>place (very large as compared to most values in respective fields). I</text:p>
      <text:p text:style-name="P63">would recommend investigating the processes in our App that produce these values, to</text:p>
      <text:p text:style-name="P64">determine if they are legit or result of something errornous that is happening.</text:p>
      <text:p text:style-name="P65">3. There are a lot<text:s/>of (more than half) duplicate records in the Users data. I strongly suggest going<text:s/>over out database, to eliminate redundant records and ensure there is no way such anomalies<text:s/>can happen again.</text:p>
      <text:p text:style-name="P66">4. Lastly, I found the date formats to be inconsistent, against the usual MM/DD/YYYY or similar</text:p>
      <text:p text:style-name="P67">standard date formats. For this too, I’d consider going over through our database to ensure that<text:s/>date fields are being captured and stored in a consistent manner.</text:p>
      <text:p text:style-name="P68"/>
      <text:p text:style-name="P69">I have a plan to<text:s/>deal with the missing values issue and other problems as well, that I’d like to discuss<text:s/>with you in detail.<text:s/>Please let me know what time works best for you so that we can set up a meeting.</text:p>
      <text:p text:style-name="P70"/>
      <text:p text:style-name="P71">Cheers,</text:p>
      <text:p text:style-name="Normal"><text:span text:style-name="T72">Pallavi</text:span><text:bookmark-end text:name="_Hlk16788650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IDFont+F1" svg:font-family="CIDFont+F1" style:font-family-generic="system"/>
    <style:font-face style:name="CIDFont+F2" svg:font-family="CIDFont+F2" style:font-family-generic="system"/>
    <style:font-face style:name="CIDFont+F3" svg:font-family="CIDFont+F3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ellepeddi Damodara Rudrateja</meta:initial-creator>
    <dc:creator>Srikanth Minumula</dc:creator>
    <meta:creation-date>2024-05-29T17:58:00Z</meta:creation-date>
    <dc:date>2024-05-29T20:20:00Z</dc:date>
    <meta:template xlink:href="Normal" xlink:type="simple"/>
    <meta:editing-cycles>2</meta:editing-cycles>
    <meta:editing-duration>PT1560S</meta:editing-duration>
    <meta:document-statistic meta:page-count="1" meta:paragraph-count="5" meta:word-count="399" meta:character-count="2674" meta:row-count="19" meta:non-whitespace-character-count="2280"/>
  </office:meta>
</office:document-meta>
</file>